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text-properties style:font-name="Courier New" fo:font-size="6pt" style:font-size-asian="6pt" style:font-size-complex="6pt"/>
    </style:style>
    <style:style style:name="P2" style:family="paragraph" style:parent-style-name="Preformatted_20_Text">
      <style:text-properties style:font-name="Courier New" fo:font-size="6pt" style:font-size-asian="6pt" style:font-size-complex="6pt"/>
    </style:style>
    <style:style style:name="P3" style:family="paragraph" style:parent-style-name="Preformatted_20_Text">
      <style:text-properties style:font-name="Courier New" fo:font-size="6pt" officeooo:rsid="0003ff3e" officeooo:paragraph-rsid="0003ff3e" style:font-size-asian="6pt" style:font-size-complex="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1.)</text:p>
      <text:p text:style-name="P1">MariaDB [dbms]&gt; SELECT Orders.AcctNum, Orders.OrderNum, SalesRep.SalesFName, SalesRep.SalesLName</text:p>
      <text:p text:style-name="P1"><text:s text:c="4"/>-&gt; FROM Orders</text:p>
      <text:p text:style-name="P1"><text:s text:c="4"/>-&gt; LEFT JOIN SalesRep ON Orders.SalesRepNum = SalesRep.SalesRepNum</text:p>
      <text:p text:style-name="P1"><text:s text:c="4"/>-&gt; ;</text:p>
      <text:p text:style-name="P1">+---------+----------+------------+------------+</text:p>
      <text:p text:style-name="P1">| AcctNum | OrderNum | SalesFName | SalesLName |</text:p>
      <text:p text:style-name="P1">+---------+----------+------------+------------+</text:p>
      <text:p text:style-name="P1">| 4552 <text:s text:c="3"/>| <text:s text:c="7"/>3 | Mike <text:s text:c="6"/>| Smith <text:s text:c="5"/>|</text:p>
      <text:p text:style-name="P1">| 3679 <text:s text:c="3"/>| <text:s text:c="7"/>6 | Mike <text:s text:c="6"/>| Smith <text:s text:c="5"/>|</text:p>
      <text:p text:style-name="P1">| 1234 <text:s text:c="3"/>| <text:s text:c="6"/>11 | Mike <text:s text:c="6"/>| Smith <text:s text:c="5"/>|</text:p>
      <text:p text:style-name="P1">| 5623 <text:s text:c="3"/>| <text:s text:c="6"/>16 | Mike <text:s text:c="6"/>| Smith <text:s text:c="5"/>|</text:p>
      <text:p text:style-name="P1">| 1234 <text:s text:c="3"/>| <text:s text:c="7"/>7 | Alice <text:s text:c="5"/>| Johnson <text:s text:c="3"/>|</text:p>
      <text:p text:style-name="P1">| 5623 <text:s text:c="3"/>| <text:s text:c="7"/>8 | Alice <text:s text:c="5"/>| Johnson <text:s text:c="3"/>|</text:p>
      <text:p text:style-name="P1">| 5623 <text:s text:c="3"/>| <text:s text:c="6"/>12 | Alice <text:s text:c="5"/>| Johnson <text:s text:c="3"/>|</text:p>
      <text:p text:style-name="P1">| 1234 <text:s text:c="3"/>| <text:s text:c="6"/>15 | Alice <text:s text:c="5"/>| Johnson <text:s text:c="3"/>|</text:p>
      <text:p text:style-name="P1">| 4552 <text:s text:c="3"/>| <text:s text:c="7"/>9 | Mary <text:s text:c="6"/>| Halvorson <text:s/>|</text:p>
      <text:p text:style-name="P1">| 3679 <text:s text:c="3"/>| <text:s text:c="6"/>10 | Mary <text:s text:c="6"/>| Halvorson <text:s/>|</text:p>
      <text:p text:style-name="P1">| 4552 <text:s text:c="3"/>| <text:s text:c="6"/>13 | Mary <text:s text:c="6"/>| Halvorson <text:s/>|</text:p>
      <text:p text:style-name="P1">| 3679 <text:s text:c="3"/>| <text:s text:c="6"/>14 | Mary <text:s text:c="6"/>| Halvorson <text:s/>|</text:p>
      <text:p text:style-name="P1">| 4552 <text:s text:c="3"/>| <text:s text:c="6"/>17 | NULL <text:s text:c="6"/>| NULL <text:s text:c="6"/>|</text:p>
      <text:p text:style-name="P1">+---------+----------+------------+------------+</text:p>
      <text:p text:style-name="P1">13 rows in set (0.001 sec)</text:p>
      <text:p text:style-name="P1"><text:s text:c="7"/></text:p>
      <text:p text:style-name="P1"><text:s text:c="7"/></text:p>
      <text:p text:style-name="P1">#2.)</text:p>
      <text:p text:style-name="P1">MariaDB [dbms]&gt; SELECT a.* from Order_Detail a join Order_Detail b ON a.OrderNum = b.OrderNum where a.Prodnum &lt;&gt; b.ProdNum;</text:p>
      <text:p text:style-name="P1">+----------+---------+--------------+------+-------+-----------+</text:p>
      <text:p text:style-name="P1">| OrderNum | LineNum | ProdNum <text:s text:c="5"/>| Qty <text:s/>| Color | UnitPrice |</text:p>
      <text:p text:style-name="P1">+----------+---------+--------------+------+-------+-----------+</text:p>
      <text:p text:style-name="P1">| <text:s text:c="7"/>8 | <text:s text:c="6"/>2 | ridinggloves | <text:s text:c="3"/>1 | White | <text:s text:c="4"/>60.00 |</text:p>
      <text:p text:style-name="P1">| <text:s text:c="7"/>8 | <text:s text:c="6"/>1 | Bike28B <text:s text:c="5"/>| <text:s text:c="3"/>1 | Red <text:s text:c="2"/>| <text:s text:c="3"/>455.00 |</text:p>
      <text:p text:style-name="P1">| <text:s text:c="6"/>12 | <text:s text:c="6"/>2 | Helmet <text:s text:c="6"/>| <text:s text:c="3"/>1 | Red <text:s text:c="2"/>| <text:s text:c="4"/>75.00 |</text:p>
      <text:p text:style-name="P1">| <text:s text:c="6"/>12 | <text:s text:c="6"/>1 | Bike31A <text:s text:c="5"/>| <text:s text:c="3"/>1 | Red <text:s text:c="2"/>| <text:s text:c="3"/>525.00 |</text:p>
      <text:p text:style-name="P1">+----------+---------+--------------+------+-------+-----------+</text:p>
      <text:p text:style-name="P1">4 rows in set (0.001 sec)</text:p>
      <text:p text:style-name="P1"/>
      <text:p text:style-name="P3"/>
      <text:p text:style-name="P3"/>
      <text:p text:style-name="P1">#3.)</text:p>
      <text:p text:style-name="P1">MariaDB [dbms]&gt; Select a.* FROM Order_Detail a join Orders b ON a.OrderNum = b.OrderNum join SalesRep c ON c.SalesRepNum = b.SalesRepNum WHERE c.SalesLName = 'Halvorson';</text:p>
      <text:p text:style-name="P1">+----------+---------+---------+------+--------+-----------+</text:p>
      <text:p text:style-name="P1">| OrderNum | LineNum | ProdNum | Qty <text:s/>| Color <text:s/>| UnitPrice |</text:p>
      <text:p text:style-name="P1">+----------+---------+---------+------+--------+-----------+</text:p>
      <text:p text:style-name="P1">| <text:s text:c="7"/>9 | <text:s text:c="6"/>1 | Bike28B | <text:s text:c="3"/>1 | Blue <text:s text:c="2"/>| <text:s text:c="3"/>255.00 |</text:p>
      <text:p text:style-name="P1">| <text:s text:c="6"/>10 | <text:s text:c="6"/>1 | Bike28B | <text:s text:c="3"/>1 | Green <text:s/>| <text:s text:c="3"/>199.00 |</text:p>
      <text:p text:style-name="P1">| <text:s text:c="6"/>13 | <text:s text:c="6"/>1 | Bike31A | <text:s text:c="3"/>1 | Blue <text:s text:c="2"/>| <text:s text:c="3"/>455.00 |</text:p>
      <text:p text:style-name="P1">| <text:s text:c="6"/>14 | <text:s text:c="6"/>1 | Bike28 <text:s/>| <text:s text:c="3"/>1 | Orange | <text:s text:c="3"/>255.00 |</text:p>
      <text:p text:style-name="P1">+----------+---------+---------+------+--------+-----------+</text:p>
      <text:p text:style-name="P1">4 rows in set (0.001 sec)</text:p>
      <text:p text:style-name="P1"/>
      <text:p text:style-name="P1"/>
      <text:p text:style-name="P1"/>
      <text:p text:style-name="P1"/>
      <text:p text:style-name="P1">#4.)</text:p>
      <text:p text:style-name="P1"/>
      <text:p text:style-name="P1">#5.) MariaDB [dbms]&gt; SELECT * FROM Orders RIGHT JOIN Order_Detail ON Orders.OrderNum = Order_Detail.OrderNum;</text:p>
      <text:p text:style-name="P1">+---------+----------+------------+----------+-------------+----------+---------+----------------------+------+--------+-----------+</text:p>
      <text:p text:style-name="P1">| AcctNum | OrderNum | OrderDate <text:s/>| StoreNum | SalesRepNum | OrderNum | LineNum | ProdNum <text:s text:c="13"/>| Qty <text:s/>| Color <text:s/>| UnitPrice |</text:p>
      <text:p text:style-name="P1">+---------+----------+------------+----------+-------------+----------+---------+----------------------+------+--------+-----------+</text:p>
      <text:p text:style-name="P1">| 4552 <text:s text:c="3"/>| <text:s text:c="7"/>3 | 2004-01-03 | 1 <text:s text:c="7"/>| 1 <text:s text:c="10"/>| <text:s text:c="7"/>3 | <text:s text:c="6"/>1 | Bike28A <text:s text:c="13"/>| <text:s text:c="3"/>1 | Red <text:s text:c="3"/>| <text:s text:c="3"/>300.00 |</text:p>
      <text:p text:style-name="P1">| 3679 <text:s text:c="3"/>| <text:s text:c="7"/>6 | 2004-01-05 | 1 <text:s text:c="7"/>| 1 <text:s text:c="10"/>| <text:s text:c="7"/>6 | <text:s text:c="6"/>1 | Bike28A <text:s text:c="13"/>| <text:s text:c="3"/>1 | Blue <text:s text:c="2"/>| <text:s text:c="3"/>259.00 |</text:p>
      <text:p text:style-name="P1">| 1234 <text:s text:c="3"/>| <text:s text:c="7"/>7 | 2004-01-07 | 1 <text:s text:c="7"/>| 2 <text:s text:c="10"/>| <text:s text:c="7"/>7 | <text:s text:c="6"/>1 | Bike28A <text:s text:c="13"/>| NULL | Green <text:s/>| <text:s text:c="3"/>525.00 |</text:p>
      <text:p text:style-name="P1">| 5623 <text:s text:c="3"/>| <text:s text:c="7"/>8 | 2004-01-09 | 1 <text:s text:c="7"/>| 2 <text:s text:c="10"/>| <text:s text:c="7"/>8 | <text:s text:c="6"/>1 | Bike28B <text:s text:c="13"/>| <text:s text:c="3"/>1 | Red <text:s text:c="3"/>| <text:s text:c="3"/>455.00 |</text:p>
      <text:p text:style-name="P1">| 5623 <text:s text:c="3"/>| <text:s text:c="7"/>8 | 2004-01-09 | 1 <text:s text:c="7"/>| 2 <text:s text:c="10"/>| <text:s text:c="7"/>8 | <text:s text:c="6"/>2 | ridinggloves <text:s text:c="8"/>| <text:s text:c="3"/>1 | White <text:s/>| <text:s text:c="4"/>60.00 |</text:p>
      <text:p text:style-name="P1">| 4552 <text:s text:c="3"/>| <text:s text:c="7"/>9 | 2004-01-11 | 1 <text:s text:c="7"/>| 3 <text:s text:c="10"/>| <text:s text:c="7"/>9 | <text:s text:c="6"/>1 | Bike28B <text:s text:c="13"/>| <text:s text:c="3"/>1 | Blue <text:s text:c="2"/>| <text:s text:c="3"/>255.00 |</text:p>
      <text:p text:style-name="P1">| 3679 <text:s text:c="3"/>| <text:s text:c="6"/>10 | 2004-01-13 | 1 <text:s text:c="7"/>| 3 <text:s text:c="10"/>| <text:s text:c="6"/>10 | <text:s text:c="6"/>1 | Bike28B <text:s text:c="13"/>| <text:s text:c="3"/>1 | Green <text:s/>| <text:s text:c="3"/>199.00 |</text:p>
      <text:p text:style-name="P1">| 1234 <text:s text:c="3"/>| <text:s text:c="6"/>11 | 2004-01-15 | 1 <text:s text:c="7"/>| 1 <text:s text:c="10"/>| <text:s text:c="6"/>11 | <text:s text:c="6"/>1 | Moped77 <text:s text:c="13"/>| <text:s text:c="3"/>1 | Black <text:s/>| <text:s text:c="3"/>955.00 |</text:p>
      <text:p text:style-name="P1">| 5623 <text:s text:c="3"/>| <text:s text:c="6"/>12 | 2004-01-17 | 1 <text:s text:c="7"/>| 2 <text:s text:c="10"/>| <text:s text:c="6"/>12 | <text:s text:c="6"/>1 | Bike31A <text:s text:c="13"/>| <text:s text:c="3"/>1 | Red <text:s text:c="3"/>| <text:s text:c="3"/>525.00 |</text:p>
      <text:p text:style-name="P1">| 5623 <text:s text:c="3"/>| <text:s text:c="6"/>12 | 2004-01-17 | 1 <text:s text:c="7"/>| 2 <text:s text:c="10"/>| <text:s text:c="6"/>12 | <text:s text:c="6"/>2 | Helmet <text:s text:c="14"/>| <text:s text:c="3"/>1 | Red <text:s text:c="3"/>| <text:s text:c="4"/>75.00 |</text:p>
      <text:p text:style-name="P1">| 4552 <text:s text:c="3"/>| <text:s text:c="6"/>13 | 2004-01-19 | 1 <text:s text:c="7"/>| 3 <text:s text:c="10"/>| <text:s text:c="6"/>13 | <text:s text:c="6"/>1 | Bike31A <text:s text:c="13"/>| <text:s text:c="3"/>1 | Blue <text:s text:c="2"/>| <text:s text:c="3"/>455.00 |</text:p>
      <text:p text:style-name="P1">| 3679 <text:s text:c="3"/>| <text:s text:c="6"/>14 | 2004-01-21 | 1 <text:s text:c="7"/>| 3 <text:s text:c="10"/>| <text:s text:c="6"/>14 | <text:s text:c="6"/>1 | Bike28 <text:s text:c="14"/>| <text:s text:c="3"/>1 | Orange | <text:s text:c="3"/>255.00 |</text:p>
      <text:p text:style-name="P1">| 1234 <text:s text:c="3"/>| <text:s text:c="6"/>15 | 2004-01-23 | 1 <text:s text:c="7"/>| 2 <text:s text:c="10"/>| <text:s text:c="6"/>15 | <text:s text:c="6"/>1 | Bike28Cruiser <text:s text:c="7"/>| <text:s text:c="3"/>1 | White <text:s/>| <text:s text:c="3"/>199.00 |</text:p>
      <text:p text:style-name="P1">| 5623 <text:s text:c="3"/>| <text:s text:c="6"/>16 | 2004-01-25 | 1 <text:s text:c="7"/>| 1 <text:s text:c="10"/>| <text:s text:c="6"/>16 | <text:s text:c="6"/>1 | Bike28Schwinn <text:s text:c="7"/>| <text:s text:c="3"/>1 | Red <text:s text:c="3"/>| <text:s text:c="3"/>955.00 |</text:p>
      <text:p text:style-name="P1">| 4552 <text:s text:c="3"/>| <text:s text:c="6"/>17 | 2004-01-27 | 1 <text:s text:c="7"/>| NULL <text:s text:c="7"/>| <text:s text:c="6"/>17 | <text:s text:c="6"/>1 | SchwinBike28Mountain | <text:s text:c="3"/>1 | Blue <text:s text:c="2"/>| <text:s text:c="3"/>855.00 |</text:p>
      <text:p text:style-name="P1">+---------+----------+------------+----------+-------------+----------+---------+----------------------+------+--------+-----------+</text:p>
      <text:p text:style-name="P1">15 rows in set (0.001 se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text:p>
      <text:p text:style-name="P1">MariaDB [dbms]&gt; SELECT * FROM Orders LEFT JOIN Order_Detail ON Orders.OrderNum = Order_Detail.OrderNum;</text:p>
      <text:p text:style-name="P1">+---------+----------+------------+----------+-------------+----------+---------+----------------------+------+--------+-----------+</text:p>
      <text:p text:style-name="P1">| AcctNum | OrderNum | OrderDate <text:s/>| StoreNum | SalesRepNum | OrderNum | LineNum | ProdNum <text:s text:c="13"/>| Qty <text:s/>| Color <text:s/>| UnitPrice |</text:p>
      <text:p text:style-name="P1">+---------+----------+------------+----------+-------------+----------+---------+----------------------+------+--------+-----------+</text:p>
      <text:p text:style-name="P1">| 4552 <text:s text:c="3"/>| <text:s text:c="7"/>3 | 2004-01-03 | 1 <text:s text:c="7"/>| 1 <text:s text:c="10"/>| <text:s text:c="7"/>3 | <text:s text:c="6"/>1 | Bike28A <text:s text:c="13"/>| <text:s text:c="3"/>1 | Red <text:s text:c="3"/>| <text:s text:c="3"/>300.00 |</text:p>
      <text:p text:style-name="P1">| 3679 <text:s text:c="3"/>| <text:s text:c="7"/>6 | 2004-01-05 | 1 <text:s text:c="7"/>| 1 <text:s text:c="10"/>| <text:s text:c="7"/>6 | <text:s text:c="6"/>1 | Bike28A <text:s text:c="13"/>| <text:s text:c="3"/>1 | Blue <text:s text:c="2"/>| <text:s text:c="3"/>259.00 |</text:p>
      <text:p text:style-name="P1">| 1234 <text:s text:c="3"/>| <text:s text:c="7"/>7 | 2004-01-07 | 1 <text:s text:c="7"/>| 2 <text:s text:c="10"/>| <text:s text:c="7"/>7 | <text:s text:c="6"/>1 | Bike28A <text:s text:c="13"/>| NULL | Green <text:s/>| <text:s text:c="3"/>525.00 |</text:p>
      <text:p text:style-name="P1">| 5623 <text:s text:c="3"/>| <text:s text:c="7"/>8 | 2004-01-09 | 1 <text:s text:c="7"/>| 2 <text:s text:c="10"/>| <text:s text:c="7"/>8 | <text:s text:c="6"/>1 | Bike28B <text:s text:c="13"/>| <text:s text:c="3"/>1 | Red <text:s text:c="3"/>| <text:s text:c="3"/>455.00 |</text:p>
      <text:p text:style-name="P1">| 5623 <text:s text:c="3"/>| <text:s text:c="7"/>8 | 2004-01-09 | 1 <text:s text:c="7"/>| 2 <text:s text:c="10"/>| <text:s text:c="7"/>8 | <text:s text:c="6"/>2 | ridinggloves <text:s text:c="8"/>| <text:s text:c="3"/>1 | White <text:s/>| <text:s text:c="4"/>60.00 |</text:p>
      <text:p text:style-name="P1">| 4552 <text:s text:c="3"/>| <text:s text:c="7"/>9 | 2004-01-11 | 1 <text:s text:c="7"/>| 3 <text:s text:c="10"/>| <text:s text:c="7"/>9 | <text:s text:c="6"/>1 | Bike28B <text:s text:c="13"/>| <text:s text:c="3"/>1 | Blue <text:s text:c="2"/>| <text:s text:c="3"/>255.00 |</text:p>
      <text:p text:style-name="P1">| 3679 <text:s text:c="3"/>| <text:s text:c="6"/>10 | 2004-01-13 | 1 <text:s text:c="7"/>| 3 <text:s text:c="10"/>| <text:s text:c="6"/>10 | <text:s text:c="6"/>1 | Bike28B <text:s text:c="13"/>| <text:s text:c="3"/>1 | Green <text:s/>| <text:s text:c="3"/>199.00 |</text:p>
      <text:p text:style-name="P1">| 1234 <text:s text:c="3"/>| <text:s text:c="6"/>11 | 2004-01-15 | 1 <text:s text:c="7"/>| 1 <text:s text:c="10"/>| <text:s text:c="6"/>11 | <text:s text:c="6"/>1 | Moped77 <text:s text:c="13"/>| <text:s text:c="3"/>1 | Black <text:s/>| <text:s text:c="3"/>955.00 |</text:p>
      <text:p text:style-name="P1">| 5623 <text:s text:c="3"/>| <text:s text:c="6"/>12 | 2004-01-17 | 1 <text:s text:c="7"/>| 2 <text:s text:c="10"/>| <text:s text:c="6"/>12 | <text:s text:c="6"/>1 | Bike31A <text:s text:c="13"/>| <text:s text:c="3"/>1 | Red <text:s text:c="3"/>| <text:s text:c="3"/>525.00 |</text:p>
      <text:p text:style-name="P1">| 5623 <text:s text:c="3"/>| <text:s text:c="6"/>12 | 2004-01-17 | 1 <text:s text:c="7"/>| 2 <text:s text:c="10"/>| <text:s text:c="6"/>12 | <text:s text:c="6"/>2 | Helmet <text:s text:c="14"/>| <text:s text:c="3"/>1 | Red <text:s text:c="3"/>| <text:s text:c="4"/>75.00 |</text:p>
      <text:p text:style-name="P1">| 4552 <text:s text:c="3"/>| <text:s text:c="6"/>13 | 2004-01-19 | 1 <text:s text:c="7"/>| 3 <text:s text:c="10"/>| <text:s text:c="6"/>13 | <text:s text:c="6"/>1 | Bike31A <text:s text:c="13"/>| <text:s text:c="3"/>1 | Blue <text:s text:c="2"/>| <text:s text:c="3"/>455.00 |</text:p>
      <text:p text:style-name="P1">| 3679 <text:s text:c="3"/>| <text:s text:c="6"/>14 | 2004-01-21 | 1 <text:s text:c="7"/>| 3 <text:s text:c="10"/>| <text:s text:c="6"/>14 | <text:s text:c="6"/>1 | Bike28 <text:s text:c="14"/>| <text:s text:c="3"/>1 | Orange | <text:s text:c="3"/>255.00 |</text:p>
      <text:p text:style-name="P1">| 1234 <text:s text:c="3"/>| <text:s text:c="6"/>15 | 2004-01-23 | 1 <text:s text:c="7"/>| 2 <text:s text:c="10"/>| <text:s text:c="6"/>15 | <text:s text:c="6"/>1 | Bike28Cruiser <text:s text:c="7"/>| <text:s text:c="3"/>1 | White <text:s/>| <text:s text:c="3"/>199.00 |</text:p>
      <text:p text:style-name="P1">| 5623 <text:s text:c="3"/>| <text:s text:c="6"/>16 | 2004-01-25 | 1 <text:s text:c="7"/>| 1 <text:s text:c="10"/>| <text:s text:c="6"/>16 | <text:s text:c="6"/>1 | Bike28Schwinn <text:s text:c="7"/>| <text:s text:c="3"/>1 | Red <text:s text:c="3"/>| <text:s text:c="3"/>955.00 |</text:p>
      <text:p text:style-name="P1">| 4552 <text:s text:c="3"/>| <text:s text:c="6"/>17 | 2004-01-27 | 1 <text:s text:c="7"/>| NULL <text:s text:c="7"/>| <text:s text:c="6"/>17 | <text:s text:c="6"/>1 | SchwinBike28Mountain | <text:s text:c="3"/>1 | Blue <text:s text:c="2"/>| <text:s text:c="3"/>855.00 |</text:p>
      <text:p text:style-name="P1">+---------+----------+------------+----------+-------------+----------+---------+----------------------+------+--------+-----------+</text:p>
      <text:p text:style-name="P1">15 rows in set (0.001 sec)</text:p>
      <text:p text:style-name="P1"/>
      <text:p text:style-name="P1"/>
      <text:p text:style-name="P1">#7.)</text:p>
      <text:p text:style-name="P1">There is no difference because both tables have the same numbers of tuples, and each unique tuple appears on each table once so Left Join or Right Join will have the same result. </text:p>
      <text:p text:style-name="P1"/>
      <text:p text:style-name="P1"><text:s text:c="7"/></text:p>
      <text:p text:style-name="P1">#8.)</text:p>
      <text:p text:style-name="P1">mysql&gt; CREATE VIEW ordertop3 AS</text:p>
      <text:p text:style-name="P1"><text:s text:c="4"/>-&gt; select * from orders limit 3;</text:p>
      <text:p text:style-name="P1">Query OK, 0 rows affected (0.01 sec)</text:p>
      <text:p text:style-name="P1"/>
      <text:p text:style-name="P1">mysql&gt; select * from ordertop3;</text:p>
      <text:p text:style-name="P1">+---------+----------+------------+----------+-------------+</text:p>
      <text:p text:style-name="P1">| acctnum | ordernum | orderdate <text:s/>| storenum | salesrepnum |</text:p>
      <text:p text:style-name="P1">+---------+----------+------------+----------+-------------+</text:p>
      <text:p text:style-name="P1">| 4552 <text:s text:c="3"/>| <text:s text:c="7"/>3 | 2004-01-03 | 1 <text:s text:c="7"/>| 1 <text:s text:c="10"/>|</text:p>
      <text:p text:style-name="P1">| 3679 <text:s text:c="3"/>| <text:s text:c="7"/>6 | 2004-01-05 | 1 <text:s text:c="7"/>| 1 <text:s text:c="10"/>|</text:p>
      <text:p text:style-name="P1">| 1234 <text:s text:c="3"/>| <text:s text:c="7"/>7 | 2004-01-07 | 1 <text:s text:c="7"/>| 2 <text:s text:c="10"/>|</text:p>
      <text:p text:style-name="P1">+---------+----------+------------+----------+-------------+</text:p>
      <text:p text:style-name="P1">3 rows in set (0.00 sec)</text:p>
      <text:p text:style-name="P1"/>
      <text:p text:style-name="P1">#9.)</text:p>
      <text:p text:style-name="P1">BEFORE</text:p>
      <text:p text:style-name="P1">mysql&gt; select * from orders;</text:p>
      <text:p text:style-name="P1">+---------+----------+------------+----------+-------------+</text:p>
      <text:p text:style-name="P1">| acctnum | ordernum | orderdate <text:s/>| storenum | salesrepnum |</text:p>
      <text:p text:style-name="P1">+---------+----------+------------+----------+-------------+</text:p>
      <text:p text:style-name="P1">| 4552 <text:s text:c="3"/>| <text:s text:c="7"/>3 | 2004-01-03 | 1 <text:s text:c="7"/>| 1 <text:s text:c="10"/>|</text:p>
      <text:p text:style-name="P1">| 3679 <text:s text:c="3"/>| <text:s text:c="7"/>6 | 2004-01-05 | 1 <text:s text:c="7"/>| 1 <text:s text:c="10"/>|</text:p>
      <text:p text:style-name="P1">| 1234 <text:s text:c="3"/>| <text:s text:c="7"/>7 | 2004-01-07 | 1 <text:s text:c="7"/>| 2 <text:s text:c="10"/>|</text:p>
      <text:p text:style-name="P1">| 5623 <text:s text:c="3"/>| <text:s text:c="7"/>8 | 2004-01-09 | 1 <text:s text:c="7"/>| 2 <text:s text:c="10"/>|</text:p>
      <text:p text:style-name="P1">| 4552 <text:s text:c="3"/>| <text:s text:c="7"/>9 | 2004-01-11 | 1 <text:s text:c="7"/>| 3 <text:s text:c="10"/>|</text:p>
      <text:p text:style-name="P1">| 3679 <text:s text:c="3"/>| <text:s text:c="6"/>10 | 2004-01-13 | 1 <text:s text:c="7"/>| 3 <text:s text:c="10"/>|</text:p>
      <text:p text:style-name="P1">| 1234 <text:s text:c="3"/>| <text:s text:c="6"/>11 | 2004-01-15 | 1 <text:s text:c="7"/>| 1 <text:s text:c="10"/>|</text:p>
      <text:p text:style-name="P1">| 5623 <text:s text:c="3"/>| <text:s text:c="6"/>12 | 2004-01-17 | 1 <text:s text:c="7"/>| 2 <text:s text:c="10"/>|</text:p>
      <text:p text:style-name="P1">| 4552 <text:s text:c="3"/>| <text:s text:c="6"/>13 | 2004-01-19 | 1 <text:s text:c="7"/>| 3 <text:s text:c="10"/>|</text:p>
      <text:p text:style-name="P1">| 3679 <text:s text:c="3"/>| <text:s text:c="6"/>14 | 2004-01-21 | 1 <text:s text:c="7"/>| 3 <text:s text:c="10"/>|</text:p>
      <text:p text:style-name="P1">| 1234 <text:s text:c="3"/>| <text:s text:c="6"/>15 | 2004-01-23 | 1 <text:s text:c="7"/>| 2 <text:s text:c="10"/>|</text:p>
      <text:p text:style-name="P1">| 5623 <text:s text:c="3"/>| <text:s text:c="6"/>16 | 2004-01-25 | 1 <text:s text:c="7"/>| 1 <text:s text:c="10"/>|</text:p>
      <text:p text:style-name="P1">| 4552 <text:s text:c="3"/>| <text:s text:c="6"/>17 | 2004-01-27 | 1 <text:s text:c="7"/>| NULL <text:s text:c="7"/>|</text:p>
      <text:p text:style-name="P1">+---------+----------+------------+----------+-------------+</text:p>
      <text:p text:style-name="P1">13 rows in set (0.00 sec)</text:p>
      <text:p text:style-name="P1">//AFTER</text:p>
      <text:p text:style-name="P1">mysql&gt; insert into orders VALUES (5623, 25, 2004-01-28, 1, 3);</text:p>
      <text:p text:style-name="P1">Query OK, 1 row affected, 1 warning (0.00 sec)</text:p>
      <text:p text:style-name="P1"/>
      <text:p text:style-name="P1">mysql&gt; select * from orders;</text:p>
      <text:p text:style-name="P1">+---------+----------+------------+----------+-------------+</text:p>
      <text:p text:style-name="P1">| acctnum | ordernum | orderdate <text:s/>| storenum | salesrepnum |</text:p>
      <text:p text:style-name="P1">+---------+----------+------------+----------+-------------+</text:p>
      <text:p text:style-name="P1">| 4552 <text:s text:c="3"/>| <text:s text:c="7"/>3 | 2004-01-03 | 1 <text:s text:c="7"/>| 1 <text:s text:c="10"/>|</text:p>
      <text:p text:style-name="P1">| 3679 <text:s text:c="3"/>| <text:s text:c="7"/>6 | 2004-01-05 | 1 <text:s text:c="7"/>| 1 <text:s text:c="10"/>|</text:p>
      <text:p text:style-name="P1">| 1234 <text:s text:c="3"/>| <text:s text:c="7"/>7 | 2004-01-07 | 1 <text:s text:c="7"/>| 2 <text:s text:c="10"/>|</text:p>
      <text:p text:style-name="P1">| 5623 <text:s text:c="3"/>| <text:s text:c="7"/>8 | 2004-01-09 | 1 <text:s text:c="7"/>| 2 <text:s text:c="10"/>|</text:p>
      <text:p text:style-name="P1">| 4552 <text:s text:c="3"/>| <text:s text:c="7"/>9 | 2004-01-11 | 1 <text:s text:c="7"/>| 3 <text:s text:c="10"/>|</text:p>
      <text:p text:style-name="P1">| 3679 <text:s text:c="3"/>| <text:s text:c="6"/>10 | 2004-01-13 | 1 <text:s text:c="7"/>| 3 <text:s text:c="10"/>|</text:p>
      <text:p text:style-name="P1">| 1234 <text:s text:c="3"/>| <text:s text:c="6"/>11 | 2004-01-15 | 1 <text:s text:c="7"/>| 1 <text:s text:c="10"/>|</text:p>
      <text:p text:style-name="P1">| 5623 <text:s text:c="3"/>| <text:s text:c="6"/>12 | 2004-01-17 | 1 <text:s text:c="7"/>| 2 <text:s text:c="10"/>|</text:p>
      <text:p text:style-name="P1">| 4552 <text:s text:c="3"/>| <text:s text:c="6"/>13 | 2004-01-19 | 1 <text:s text:c="7"/>| 3 <text:s text:c="10"/>|</text:p>
      <text:p text:style-name="P1">| 3679 <text:s text:c="3"/>| <text:s text:c="6"/>14 | 2004-01-21 | 1 <text:s text:c="7"/>| 3 <text:s text:c="10"/>|</text:p>
      <text:p text:style-name="P1">| 1234 <text:s text:c="3"/>| <text:s text:c="6"/>15 | 2004-01-23 | 1 <text:s text:c="7"/>| 2 <text:s text:c="10"/>|</text:p>
      <text:p text:style-name="P1">| 5623 <text:s text:c="3"/>| <text:s text:c="6"/>16 | 2004-01-25 | 1 <text:s text:c="7"/>| 1 <text:s text:c="10"/>|</text:p>
      <text:p text:style-name="P1">| 4552 <text:s text:c="3"/>| <text:s text:c="6"/>17 | 2004-01-27 | 1 <text:s text:c="7"/>| NULL <text:s text:c="7"/>|</text:p>
      <text:p text:style-name="P1">| 5623 <text:s text:c="3"/>| <text:s text:c="6"/>25 | 0000-00-00 | 1 <text:s text:c="7"/>| 3 <text:s text:c="10"/>|</text:p>
      <text:p text:style-name="P1">+---------+----------+------------+----------+-------------+</text:p>
      <text:p text:style-name="P1">14 rows in set (0.00 sec)</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10.)</text:p>
      <text:p text:style-name="P1"/>
      <text:p text:style-name="P1">//BEFORE</text:p>
      <text:p text:style-name="P1">mysql&gt; select * from orders;</text:p>
      <text:p text:style-name="P1">+---------+----------+------------+----------+-------------+</text:p>
      <text:p text:style-name="P1">| acctnum | ordernum | orderdate <text:s/>| storenum | salesrepnum |</text:p>
      <text:p text:style-name="P1">+---------+----------+------------+----------+-------------+</text:p>
      <text:p text:style-name="P1">| 4552 <text:s text:c="3"/>| <text:s text:c="7"/>3 | 2004-01-03 | 1 <text:s text:c="7"/>| 1 <text:s text:c="10"/>|</text:p>
      <text:p text:style-name="P1">| 3679 <text:s text:c="3"/>| <text:s text:c="7"/>6 | 2004-01-05 | 1 <text:s text:c="7"/>| 1 <text:s text:c="10"/>|</text:p>
      <text:p text:style-name="P1">| 1234 <text:s text:c="3"/>| <text:s text:c="7"/>7 | 2004-01-07 | 1 <text:s text:c="7"/>| 2 <text:s text:c="10"/>|</text:p>
      <text:p text:style-name="P1">| 5623 <text:s text:c="3"/>| <text:s text:c="7"/>8 | 2004-01-09 | 1 <text:s text:c="7"/>| 2 <text:s text:c="10"/>|</text:p>
      <text:p text:style-name="P1">| 4552 <text:s text:c="3"/>| <text:s text:c="7"/>9 | 2004-01-11 | 1 <text:s text:c="7"/>| 3 <text:s text:c="10"/>|</text:p>
      <text:p text:style-name="P1">| 3679 <text:s text:c="3"/>| <text:s text:c="6"/>10 | 2004-01-13 | 1 <text:s text:c="7"/>| 3 <text:s text:c="10"/>|</text:p>
      <text:p text:style-name="P1">| 1234 <text:s text:c="3"/>| <text:s text:c="6"/>11 | 2004-01-15 | 1 <text:s text:c="7"/>| 1 <text:s text:c="10"/>|</text:p>
      <text:p text:style-name="P1">| 5623 <text:s text:c="3"/>| <text:s text:c="6"/>12 | 2004-01-17 | 1 <text:s text:c="7"/>| 2 <text:s text:c="10"/>|</text:p>
      <text:p text:style-name="P1">| 4552 <text:s text:c="3"/>| <text:s text:c="6"/>13 | 2004-01-19 | 1 <text:s text:c="7"/>| 3 <text:s text:c="10"/>|</text:p>
      <text:p text:style-name="P1">| 3679 <text:s text:c="3"/>| <text:s text:c="6"/>14 | 2004-01-21 | 1 <text:s text:c="7"/>| 3 <text:s text:c="10"/>|</text:p>
      <text:p text:style-name="P1">| 1234 <text:s text:c="3"/>| <text:s text:c="6"/>15 | 2004-01-23 | 1 <text:s text:c="7"/>| 2 <text:s text:c="10"/>|</text:p>
      <text:p text:style-name="P1">| 5623 <text:s text:c="3"/>| <text:s text:c="6"/>16 | 2004-01-25 | 1 <text:s text:c="7"/>| 1 <text:s text:c="10"/>|</text:p>
      <text:p text:style-name="P1">| 4552 <text:s text:c="3"/>| <text:s text:c="6"/>17 | 2004-01-27 | 1 <text:s text:c="7"/>| NULL <text:s text:c="7"/>|</text:p>
      <text:p text:style-name="P1">| 5623 <text:s text:c="3"/>| <text:s text:c="6"/>25 | 0000-00-00 | 1 <text:s text:c="7"/>| 3 <text:s text:c="10"/>|</text:p>
      <text:p text:style-name="P1">+---------+----------+------------+----------+-------------+</text:p>
      <text:p text:style-name="P1">14 rows in set (0.00 sec)</text:p>
      <text:p text:style-name="P1"/>
      <text:p text:style-name="P1">//AFTER </text:p>
      <text:p text:style-name="P1"/>
      <text:p text:style-name="P1">mysql&gt; select * from orders;</text:p>
      <text:p text:style-name="P1">+---------+----------+------------+----------+-------------+</text:p>
      <text:p text:style-name="P1">| acctnum | ordernum | orderdate <text:s/>| storenum | salesrepnum |</text:p>
      <text:p text:style-name="P1">+---------+----------+------------+----------+-------------+</text:p>
      <text:p text:style-name="P1">| 4552 <text:s text:c="3"/>| <text:s text:c="7"/>3 | 2004-01-03 | 1 <text:s text:c="7"/>| 1 <text:s text:c="10"/>|</text:p>
      <text:p text:style-name="P1">| 3679 <text:s text:c="3"/>| <text:s text:c="7"/>6 | 2004-01-05 | 1 <text:s text:c="7"/>| 1 <text:s text:c="10"/>|</text:p>
      <text:p text:style-name="P1">| 1234 <text:s text:c="3"/>| <text:s text:c="7"/>7 | 2004-01-07 | 1 <text:s text:c="7"/>| 2 <text:s text:c="10"/>|</text:p>
      <text:p text:style-name="P1">| 5623 <text:s text:c="3"/>| <text:s text:c="7"/>8 | 2004-01-09 | 1 <text:s text:c="7"/>| 2 <text:s text:c="10"/>|</text:p>
      <text:p text:style-name="P1">| 4552 <text:s text:c="3"/>| <text:s text:c="7"/>9 | 2004-01-11 | 1 <text:s text:c="7"/>| 3 <text:s text:c="10"/>|</text:p>
      <text:p text:style-name="P1">| 3679 <text:s text:c="3"/>| <text:s text:c="6"/>10 | 2004-01-13 | 1 <text:s text:c="7"/>| 3 <text:s text:c="10"/>|</text:p>
      <text:p text:style-name="P1">| 1234 <text:s text:c="3"/>| <text:s text:c="6"/>11 | 2004-01-15 | 1 <text:s text:c="7"/>| 1 <text:s text:c="10"/>|</text:p>
      <text:p text:style-name="P1">| 5623 <text:s text:c="3"/>| <text:s text:c="6"/>12 | 2004-01-17 | 1 <text:s text:c="7"/>| 2 <text:s text:c="10"/>|</text:p>
      <text:p text:style-name="P1">| 4552 <text:s text:c="3"/>| <text:s text:c="6"/>13 | 2004-01-19 | 1 <text:s text:c="7"/>| 3 <text:s text:c="10"/>|</text:p>
      <text:p text:style-name="P1">| 3679 <text:s text:c="3"/>| <text:s text:c="6"/>14 | 2004-01-21 | 1 <text:s text:c="7"/>| 3 <text:s text:c="10"/>|</text:p>
      <text:p text:style-name="P1">| 1234 <text:s text:c="3"/>| <text:s text:c="6"/>15 | 2004-01-23 | 1 <text:s text:c="7"/>| 2 <text:s text:c="10"/>|</text:p>
      <text:p text:style-name="P1">| 5623 <text:s text:c="3"/>| <text:s text:c="6"/>16 | 2004-01-25 | 1 <text:s text:c="7"/>| 1 <text:s text:c="10"/>|</text:p>
      <text:p text:style-name="P1">| 4552 <text:s text:c="3"/>| <text:s text:c="6"/>17 | 2004-01-27 | 1 <text:s text:c="7"/>| NULL <text:s text:c="7"/>|</text:p>
      <text:p text:style-name="P1">| 5623 <text:s text:c="3"/>| <text:s text:c="6"/>25 | 0000-00-00 | 1 <text:s text:c="7"/>| 3 <text:s text:c="10"/>|</text:p>
      <text:p text:style-name="P1">+---------+----------+------------+----------+-------------+</text:p>
      <text:p text:style-name="P1">14 rows in set (0.00 sec)</text:p>
      <text:p text:style-name="P1"/>
      <text:p text:style-name="P1">#11.)</text:p>
      <text:p text:style-name="P1">//BEFORE</text:p>
      <text:p text:style-name="P1">mysql&gt; select * from orders;</text:p>
      <text:p text:style-name="P1">+---------+----------+------------+----------+-------------+</text:p>
      <text:p text:style-name="P1">| acctnum | ordernum | orderdate <text:s/>| storenum | salesrepnum |</text:p>
      <text:p text:style-name="P1">+---------+----------+------------+----------+-------------+</text:p>
      <text:p text:style-name="P1">| 4552 <text:s text:c="3"/>| <text:s text:c="7"/>3 | 2004-01-03 | 1 <text:s text:c="7"/>| 1 <text:s text:c="10"/>|</text:p>
      <text:p text:style-name="P1">| 3679 <text:s text:c="3"/>| <text:s text:c="7"/>6 | 2004-01-05 | 1 <text:s text:c="7"/>| 1 <text:s text:c="10"/>|</text:p>
      <text:p text:style-name="P1">| 1234 <text:s text:c="3"/>| <text:s text:c="7"/>7 | 2004-01-07 | 1 <text:s text:c="7"/>| 2 <text:s text:c="10"/>|</text:p>
      <text:p text:style-name="P1">| 5623 <text:s text:c="3"/>| <text:s text:c="7"/>8 | 2004-01-09 | 1 <text:s text:c="7"/>| 2 <text:s text:c="10"/>|</text:p>
      <text:p text:style-name="P1">| 4552 <text:s text:c="3"/>| <text:s text:c="7"/>9 | 2004-01-11 | 1 <text:s text:c="7"/>| 3 <text:s text:c="10"/>|</text:p>
      <text:p text:style-name="P1">| 3679 <text:s text:c="3"/>| <text:s text:c="6"/>10 | 2004-01-13 | 1 <text:s text:c="7"/>| 3 <text:s text:c="10"/>|</text:p>
      <text:p text:style-name="P1">| 1234 <text:s text:c="3"/>| <text:s text:c="6"/>11 | 2004-01-15 | 1 <text:s text:c="7"/>| 1 <text:s text:c="10"/>|</text:p>
      <text:p text:style-name="P1">| 5623 <text:s text:c="3"/>| <text:s text:c="6"/>12 | 2004-01-17 | 1 <text:s text:c="7"/>| 2 <text:s text:c="10"/>|</text:p>
      <text:p text:style-name="P1">| 4552 <text:s text:c="3"/>| <text:s text:c="6"/>13 | 2004-01-19 | 1 <text:s text:c="7"/>| 3 <text:s text:c="10"/>|</text:p>
      <text:p text:style-name="P1">| 3679 <text:s text:c="3"/>| <text:s text:c="6"/>14 | 2004-01-21 | 1 <text:s text:c="7"/>| 3 <text:s text:c="10"/>|</text:p>
      <text:p text:style-name="P1">| 1234 <text:s text:c="3"/>| <text:s text:c="6"/>15 | 2004-01-23 | 1 <text:s text:c="7"/>| 2 <text:s text:c="10"/>|</text:p>
      <text:p text:style-name="P1">| 5623 <text:s text:c="3"/>| <text:s text:c="6"/>16 | 2004-01-25 | 1 <text:s text:c="7"/>| 1 <text:s text:c="10"/>|</text:p>
      <text:p text:style-name="P1">| 4552 <text:s text:c="3"/>| <text:s text:c="6"/>17 | 2004-01-27 | 1 <text:s text:c="7"/>| NULL <text:s text:c="7"/>|</text:p>
      <text:p text:style-name="P1">+---------+----------+------------+----------+-------------+</text:p>
      <text:p text:style-name="P1">13 rows in set (0.00 sec)</text:p>
      <text:p text:style-name="P1"/>
      <text:p text:style-name="P1">//AFTER</text:p>
      <text:p text:style-name="P1"/>
      <text:p text:style-name="P1">mysql&gt; </text:p>
      <text:p text:style-name="P1">update orders set orderdate = '2004-01-01' where ordernum = 3;</text:p>
      <text:p text:style-name="P1">Query OK, 1 row affected (0.00 sec)</text:p>
      <text:p text:style-name="P1">Rows matched: 1 <text:s/>Changed: 1 <text:s/>Warnings: 0</text:p>
      <text:p text:style-name="P1">mysql&gt; select * from orders;</text:p>
      <text:p text:style-name="P1">+---------+----------+------------+----------+-------------+</text:p>
      <text:p text:style-name="P1">| acctnum | ordernum | orderdate <text:s/>| storenum | salesrepnum |</text:p>
      <text:p text:style-name="P1">+---------+----------+------------+----------+-------------+</text:p>
      <text:p text:style-name="P1">| 4552 <text:s text:c="3"/>| <text:s text:c="7"/>3 | 2004-01-01 | 1 <text:s text:c="7"/>| 1 <text:s text:c="10"/>|</text:p>
      <text:p text:style-name="P1">| 3679 <text:s text:c="3"/>| <text:s text:c="7"/>6 | 2004-01-05 | 1 <text:s text:c="7"/>| 1 <text:s text:c="10"/>|</text:p>
      <text:p text:style-name="P1">| 1234 <text:s text:c="3"/>| <text:s text:c="7"/>7 | 2004-01-07 | 1 <text:s text:c="7"/>| 2 <text:s text:c="10"/>|</text:p>
      <text:p text:style-name="P1">| 5623 <text:s text:c="3"/>| <text:s text:c="7"/>8 | 2004-01-09 | 1 <text:s text:c="7"/>| 2 <text:s text:c="10"/>|</text:p>
      <text:p text:style-name="P1">| 4552 <text:s text:c="3"/>| <text:s text:c="7"/>9 | 2004-01-11 | 1 <text:s text:c="7"/>| 3 <text:s text:c="10"/>|</text:p>
      <text:p text:style-name="P1">| 3679 <text:s text:c="3"/>| <text:s text:c="6"/>10 | 2004-01-13 | 1 <text:s text:c="7"/>| 3 <text:s text:c="10"/>|</text:p>
      <text:p text:style-name="P1">| 1234 <text:s text:c="3"/>| <text:s text:c="6"/>11 | 2004-01-15 | 1 <text:s text:c="7"/>| 1 <text:s text:c="10"/>|</text:p>
      <text:p text:style-name="P1">| 5623 <text:s text:c="3"/>| <text:s text:c="6"/>12 | 2004-01-17 | 1 <text:s text:c="7"/>| 2 <text:s text:c="10"/>|</text:p>
      <text:p text:style-name="P1">| 4552 <text:s text:c="3"/>| <text:s text:c="6"/>13 | 2004-01-19 | 1 <text:s text:c="7"/>| 3 <text:s text:c="10"/>|</text:p>
      <text:p text:style-name="P1">| 3679 <text:s text:c="3"/>| <text:s text:c="6"/>14 | 2004-01-21 | 1 <text:s text:c="7"/>| 3 <text:s text:c="10"/>|</text:p>
      <text:p text:style-name="P1">| 1234 <text:s text:c="3"/>| <text:s text:c="6"/>15 | 2004-01-23 | 1 <text:s text:c="7"/>| 2 <text:s text:c="10"/>|</text:p>
      <text:p text:style-name="P1">| 5623 <text:s text:c="3"/>| <text:s text:c="6"/>16 | 2004-01-25 | 1 <text:s text:c="7"/>| 1 <text:s text:c="10"/>|</text:p>
      <text:p text:style-name="P1">| 4552 <text:s text:c="3"/>| <text:s text:c="6"/>17 | 2004-01-27 | 1 <text:s text:c="7"/>| NULL <text:s text:c="7"/>|</text:p>
      <text:p text:style-name="P1">+---------+----------+------------+----------+-------------+</text:p>
      <text:p text:style-name="P1">13 rows in set (0.00 sec)</text:p>
      <text:p text:style-name="P1"><text:s text:c="4"/></text:p>
      <text:p text:style-name="P1"/>
      <text:p text:style-name="P1"/>
      <text:p text:style-name="P1"/>
      <text:p text:style-name="P1"><text:soft-page-break/>#12.)mysql&gt; create view ordercustomer as select customer.fname, customer.lname, orders.* from customer inner join <text:s text:c="2"/>orders on customer.acctnum = orders.acctnum;</text:p>
      <text:p text:style-name="P1">Query OK, 0 rows affected (0.01 sec)</text:p>
      <text:p text:style-name="P1"/>
      <text:p text:style-name="P1"/>
      <text:p text:style-name="P1">mysql&gt; select * from ordercustomer order by ordercustomer.lname;</text:p>
      <text:p text:style-name="P1">+-------+---------+---------+----------+------------+----------+-------------+</text:p>
      <text:p text:style-name="P1">| fname | lname <text:s text:c="2"/>| acctnum | ordernum | orderdate <text:s/>| storenum | salesrepnum |</text:p>
      <text:p text:style-name="P1">+-------+---------+---------+----------+------------+----------+-------------+</text:p>
      <text:p text:style-name="P1">| Sam <text:s text:c="2"/>| Goodwin | 3679 <text:s text:c="3"/>| <text:s text:c="7"/>6 | 2004-01-05 | 1 <text:s text:c="7"/>| 1 <text:s text:c="10"/>|</text:p>
      <text:p text:style-name="P1">| Sam <text:s text:c="2"/>| Goodwin | 3679 <text:s text:c="3"/>| <text:s text:c="6"/>10 | 2004-01-13 | 1 <text:s text:c="7"/>| 3 <text:s text:c="10"/>|</text:p>
      <text:p text:style-name="P1">| Sam <text:s text:c="2"/>| Goodwin | 3679 <text:s text:c="3"/>| <text:s text:c="6"/>14 | 2004-01-21 | 1 <text:s text:c="7"/>| 3 <text:s text:c="10"/>|</text:p>
      <text:p text:style-name="P1">| Frank | James <text:s text:c="2"/>| 5623 <text:s text:c="3"/>| <text:s text:c="6"/>12 | 2004-01-17 | 1 <text:s text:c="7"/>| 2 <text:s text:c="10"/>|</text:p>
      <text:p text:style-name="P1">| Frank | James <text:s text:c="2"/>| 5623 <text:s text:c="3"/>| <text:s text:c="6"/>16 | 2004-01-25 | 1 <text:s text:c="7"/>| 1 <text:s text:c="10"/>|</text:p>
      <text:p text:style-name="P1">| Frank | James <text:s text:c="2"/>| 5623 <text:s text:c="3"/>| <text:s text:c="7"/>8 | 2004-01-09 | 1 <text:s text:c="7"/>| 2 <text:s text:c="10"/>|</text:p>
      <text:p text:style-name="P1">| Marge | Toledo <text:s/>| 1234 <text:s text:c="3"/>| <text:s text:c="6"/>15 | 2004-01-23 | 1 <text:s text:c="7"/>| 2 <text:s text:c="10"/>|</text:p>
      <text:p text:style-name="P1">| Marge | Toledo <text:s/>| 1234 <text:s text:c="3"/>| <text:s text:c="7"/>7 | 2004-01-07 | 1 <text:s text:c="7"/>| 2 <text:s text:c="10"/>|</text:p>
      <text:p text:style-name="P1">| Marge | Toledo <text:s/>| 1234 <text:s text:c="3"/>| <text:s text:c="6"/>11 | 2004-01-15 | 1 <text:s text:c="7"/>| 1 <text:s text:c="10"/>|</text:p>
      <text:p text:style-name="P1">| Heidi | Wonder <text:s/>| 4552 <text:s text:c="3"/>| <text:s text:c="7"/>9 | 2004-01-11 | 1 <text:s text:c="7"/>| 3 <text:s text:c="10"/>|</text:p>
      <text:p text:style-name="P1">| Heidi | Wonder <text:s/>| 4552 <text:s text:c="3"/>| <text:s text:c="6"/>13 | 2004-01-19 | 1 <text:s text:c="7"/>| 3 <text:s text:c="10"/>|</text:p>
      <text:p text:style-name="P1">| Heidi | Wonder <text:s/>| 4552 <text:s text:c="3"/>| <text:s text:c="7"/>3 | 2004-01-01 | 1 <text:s text:c="7"/>| 1 <text:s text:c="10"/>|</text:p>
      <text:p text:style-name="P1">| Heidi | Wonder <text:s/>| 4552 <text:s text:c="3"/>| <text:s text:c="6"/>17 | 2004-01-27 | 1 <text:s text:c="7"/>| NULL <text:s text:c="7"/>|</text:p>
      <text:p text:style-name="P1">+-------+---------+---------+----------+------------+----------+-------------+</text:p>
      <text:p text:style-name="P1">13 rows in set (0.00 sec)</text:p>
      <text:p text:style-name="P1"/>
      <text:p text:style-name="P1">#13.)mysql&gt; create view first as select product.prodname, product.prodsupy, product.colorgrp, product.prodcost, order_detail.* from product inner join order_detail on product.prodnum = order_detail.prodnum order by order_detail.ordernum DESC;</text:p>
      <text:p text:style-name="P1">Query OK, 0 rows affected (0.00 sec)</text:p>
      <text:p text:style-name="P1"/>
      <text:p text:style-name="P1">mysql&gt; select * from first;</text:p>
      <text:p text:style-name="P1">+-------------------------+---------------+----------+----------+----------+---------+----------------------+------+--------+-----------+</text:p>
      <text:p text:style-name="P1">| prodname <text:s text:c="15"/>| prodsupy <text:s text:c="5"/>| colorgrp | prodcost | ordernum | linenum | prodnum <text:s text:c="13"/>| qty <text:s/>| color <text:s/>| unitprice |</text:p>
      <text:p text:style-name="P1">+-------------------------+---------------+----------+----------+----------+---------+----------------------+------+--------+-----------+</text:p>
      <text:p text:style-name="P1">| Schwinn28InMountainBike | Schwinn <text:s text:c="6"/>| 8colors <text:s/>| <text:s text:c="4"/>NULL | <text:s text:c="6"/>17 | <text:s text:c="6"/>1 | SchwinBike28Mountain | <text:s text:c="3"/>1 | Blue <text:s text:c="2"/>| <text:s text:c="3"/>855.00 |</text:p>
      <text:p text:style-name="P1">| Schwinn28InBike <text:s text:c="8"/>| Schwinn <text:s text:c="6"/>| 8colors <text:s/>| <text:s text:c="4"/>NULL | <text:s text:c="6"/>16 | <text:s text:c="6"/>1 | Bike28Schwinn <text:s text:c="7"/>| <text:s text:c="3"/>1 | Red <text:s text:c="3"/>| <text:s text:c="3"/>955.00 |</text:p>
      <text:p text:style-name="P1">| Cruiser28InBike <text:s text:c="8"/>| AmBike <text:s text:c="7"/>| 8colors <text:s/>| <text:s text:c="4"/>NULL | <text:s text:c="6"/>15 | <text:s text:c="6"/>1 | Bike28Cruiser <text:s text:c="7"/>| <text:s text:c="3"/>1 | White <text:s/>| <text:s text:c="3"/>199.00 |</text:p>
      <text:p text:style-name="P1">| standard29InBike <text:s text:c="7"/>| Generic <text:s text:c="6"/>| 8colors <text:s/>| <text:s text:c="4"/>NULL | <text:s text:c="6"/>14 | <text:s text:c="6"/>1 | Bike28 <text:s text:c="14"/>| <text:s text:c="3"/>1 | Orange | <text:s text:c="3"/>255.00 |</text:p>
      <text:p text:style-name="P1">| Trek31InBike <text:s text:c="11"/>| Trek <text:s text:c="9"/>| 8colors <text:s/>| <text:s text:c="4"/>NULL | <text:s text:c="6"/>13 | <text:s text:c="6"/>1 | Bike31A <text:s text:c="13"/>| <text:s text:c="3"/>1 | Blue <text:s text:c="2"/>| <text:s text:c="3"/>455.00 |</text:p>
      <text:p text:style-name="P1">| standardhelmet <text:s text:c="9"/>| AmManuf <text:s text:c="6"/>| RWB <text:s text:c="5"/>| <text:s text:c="4"/>NULL | <text:s text:c="6"/>12 | <text:s text:c="6"/>2 | Helmet <text:s text:c="14"/>| <text:s text:c="3"/>1 | Red <text:s text:c="3"/>| <text:s text:c="4"/>75.00 |</text:p>
      <text:p text:style-name="P1">| Trek31InBike <text:s text:c="11"/>| Trek <text:s text:c="9"/>| 8colors <text:s/>| <text:s text:c="4"/>NULL | <text:s text:c="6"/>12 | <text:s text:c="6"/>1 | Bike31A <text:s text:c="13"/>| <text:s text:c="3"/>1 | Red <text:s text:c="3"/>| <text:s text:c="3"/>525.00 |</text:p>
      <text:p text:style-name="P1">| Moped77KPN <text:s text:c="13"/>| KPNEnterprise | WhtBlk <text:s text:c="2"/>| <text:s text:c="4"/>NULL | <text:s text:c="6"/>11 | <text:s text:c="6"/>1 | Moped77 <text:s text:c="13"/>| <text:s text:c="3"/>1 | Black <text:s/>| <text:s text:c="3"/>955.00 |</text:p>
      <text:p text:style-name="P1">| Speedo28InBike <text:s text:c="9"/>| Speedo <text:s text:c="7"/>| 8colors <text:s/>| <text:s text:c="4"/>NULL | <text:s text:c="6"/>10 | <text:s text:c="6"/>1 | Bike28B <text:s text:c="13"/>| <text:s text:c="3"/>1 | Green <text:s/>| <text:s text:c="3"/>199.00 |</text:p>
      <text:p text:style-name="P1">| Speedo28InBike <text:s text:c="9"/>| Speedo <text:s text:c="7"/>| 8colors <text:s/>| <text:s text:c="4"/>NULL | <text:s text:c="7"/>9 | <text:s text:c="6"/>1 | Bike28B <text:s text:c="13"/>| <text:s text:c="3"/>1 | Blue <text:s text:c="2"/>| <text:s text:c="3"/>255.00 |</text:p>
      <text:p text:style-name="P1">| Speedo28InBike <text:s text:c="9"/>| Speedo <text:s text:c="7"/>| 8colors <text:s/>| <text:s text:c="4"/>NULL | <text:s text:c="7"/>8 | <text:s text:c="6"/>1 | Bike28B <text:s text:c="13"/>| <text:s text:c="3"/>1 | Red <text:s text:c="3"/>| <text:s text:c="3"/>455.00 |</text:p>
      <text:p text:style-name="P1">| standardRidingGloves <text:s text:c="3"/>| RidingSuppInc | WhtBlk <text:s text:c="2"/>| <text:s text:c="4"/>NULL | <text:s text:c="7"/>8 | <text:s text:c="6"/>2 | ridinggloves <text:s text:c="8"/>| <text:s text:c="3"/>1 | White <text:s/>| <text:s text:c="4"/>60.00 |</text:p>
      <text:p text:style-name="P1">| Trek28InBike <text:s text:c="11"/>| Trek <text:s text:c="9"/>| 8colors <text:s/>| <text:s text:c="4"/>NULL | <text:s text:c="7"/>7 | <text:s text:c="6"/>1 | Bike28A <text:s text:c="13"/>| NULL | Green <text:s/>| <text:s text:c="3"/>525.00 |</text:p>
      <text:p text:style-name="P1">| Trek28InBike <text:s text:c="11"/>| Trek <text:s text:c="9"/>| 8colors <text:s/>| <text:s text:c="4"/>NULL | <text:s text:c="7"/>6 | <text:s text:c="6"/>1 | Bike28A <text:s text:c="13"/>| <text:s text:c="3"/>1 | Blue <text:s text:c="2"/>| <text:s text:c="3"/>259.00 |</text:p>
      <text:p text:style-name="P1">| Trek28InBike <text:s text:c="11"/>| Trek <text:s text:c="9"/>| 8colors <text:s/>| <text:s text:c="4"/>NULL | <text:s text:c="7"/>3 | <text:s text:c="6"/>1 | Bike28A <text:s text:c="13"/>| <text:s text:c="3"/>1 | Red <text:s text:c="3"/>| <text:s text:c="3"/>300.00 |</text:p>
      <text:p text:style-name="P1">+-------------------------+---------------+----------+----------+----------+---------+----------------------+------+--------+-----------+</text:p>
      <text:p text:style-name="P1">15 rows in set (0.00 sec)</text:p>
      <text:p text:style-name="P1"><text:s text:c="4"/></text:p>
      <text:p text:style-name="P1"/>
      <text:p text:style-name="P1"><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2T18:52:00.996008969</dc:date>
    <meta:editing-duration>PT1M35S</meta:editing-duration>
    <meta:editing-cycles>2</meta:editing-cycles>
    <meta:generator>LibreOffice/6.1.4.2$Linux_X86_64 LibreOffice_project/10$Build-2</meta:generator>
    <meta:document-statistic meta:table-count="0" meta:image-count="0" meta:object-count="0" meta:page-count="4" meta:paragraph-count="286" meta:word-count="3241" meta:character-count="19938" meta:non-whitespace-character-count="11630"/>
  </office:meta>
</office:document-meta>
</file>